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rsid="00192814" officeooo:paragraph-rsid="00734a89"/>
    </style:style>
    <style:style style:name="P2" style:family="paragraph" style:parent-style-name="Heading_20_3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inherit" fo:font-size="9pt" fo:font-weight="normal" officeooo:rsid="00b13180" officeooo:paragraph-rsid="00b13180" style:font-size-asian="9pt" style:font-weight-asian="normal" style:font-size-complex="9pt" style:font-weight-complex="normal"/>
    </style:style>
    <style:style style:name="P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a51fee" officeooo:paragraph-rsid="00a51fee" style:font-size-asian="9pt" style:font-weight-asian="bold" style:font-size-complex="9pt" style:font-weight-complex="bold"/>
    </style:style>
    <style:style style:name="P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b0533c" officeooo:paragraph-rsid="00b0533c" style:font-size-asian="9pt" style:font-weight-asian="bold" style:font-size-complex="9pt" style:font-weight-complex="bold"/>
    </style:style>
    <style:style style:name="P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c66df7" officeooo:paragraph-rsid="00c66df7" style:font-size-asian="9pt" style:font-weight-asian="bold" style:font-size-complex="9pt" style:font-weight-complex="bold"/>
    </style:style>
    <style:style style:name="P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a51fee" officeooo:paragraph-rsid="00a51fee" style:font-size-asian="9pt" style:font-weight-asian="normal" style:font-size-complex="9pt" style:font-weight-complex="normal"/>
    </style:style>
    <style:style style:name="P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style:font-name="inherit" fo:font-size="9pt" fo:font-weight="normal" officeooo:rsid="00b13180" officeooo:paragraph-rsid="00b13180" style:font-size-asian="9pt" style:font-weight-asian="normal" style:font-size-complex="9pt" style:font-weight-complex="normal"/>
    </style:style>
    <style:style style:name="P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ff0000" style:font-name="inherit" fo:font-size="9pt" fo:font-weight="bold" officeooo:rsid="00ba91f4" officeooo:paragraph-rsid="00ba91f4" style:font-size-asian="9pt" style:font-weight-asian="bold" style:font-size-complex="9pt" style:font-weight-complex="bold"/>
    </style:style>
    <style:style style:name="P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0b3e921"/>
    </style:style>
    <style:style style:name="P10" style:family="paragraph" style:parent-style-name="Standard" style:list-style-name="L7">
      <style:paragraph-properties fo:margin-top="0cm" fo:margin-bottom="0cm" loext:contextual-spacing="false" fo:line-height="100%" fo:text-align="justify" style:justify-single-word="false"/>
      <style:text-properties fo:color="#000000" style:font-name="inherit" fo:font-size="9pt" fo:font-weight="normal" officeooo:rsid="00ba91f4" officeooo:paragraph-rsid="00ba91f4" style:font-size-asian="9pt" style:font-weight-asian="normal" style:font-size-complex="9pt" style:font-weight-complex="normal"/>
    </style:style>
    <style:style style:name="P11" style:family="paragraph" style:parent-style-name="Standard" style:list-style-name="L7">
      <style:paragraph-properties fo:margin-top="0cm" fo:margin-bottom="0cm" loext:contextual-spacing="false" fo:line-height="100%" fo:text-align="justify" style:justify-single-word="false"/>
      <style:text-properties fo:color="#000000" style:font-name="inherit" fo:font-size="9pt" fo:font-weight="normal" officeooo:rsid="00ba91f4" officeooo:paragraph-rsid="00be8074" style:font-size-asian="9pt" style:font-weight-asian="normal" style:font-size-complex="9pt" style:font-weight-complex="normal"/>
    </style:style>
    <style:style style:name="P1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inherit" fo:font-size="9pt" fo:font-weight="normal" officeooo:rsid="00ba91f4" officeooo:paragraph-rsid="00ba91f4" style:font-size-asian="9pt" style:font-weight-asian="normal" style:font-size-complex="9pt" style:font-weight-complex="normal"/>
    </style:style>
    <style:style style:name="P13" style:family="paragraph" style:parent-style-name="Text_20_body" style:list-style-name="L1" style:master-page-name="Standard">
      <style:paragraph-properties fo:margin-top="0cm" fo:margin-bottom="0cm" loext:contextual-spacing="false" fo:line-height="100%" fo:text-align="justify" style:justify-single-word="false" style:page-number="auto"/>
      <style:text-properties fo:font-weight="normal" officeooo:rsid="00855f3e" officeooo:paragraph-rsid="00855f3e" style:font-weight-asian="normal" style:font-weight-complex="normal"/>
    </style:style>
    <style:style style:name="P14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font-weight="normal" officeooo:rsid="0078df7a" officeooo:paragraph-rsid="0078df7a" style:font-weight-asian="normal" style:font-weight-complex="normal"/>
    </style:style>
    <style:style style:name="P15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font-size="9pt" fo:font-weight="normal" officeooo:rsid="0078df7a" officeooo:paragraph-rsid="0078df7a" style:font-size-asian="9pt" style:font-weight-asian="normal" style:font-size-complex="9pt" style:font-weight-complex="normal"/>
    </style:style>
    <style:style style:name="P16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font-size="9pt" fo:font-weight="normal" officeooo:rsid="00905ec4" officeooo:paragraph-rsid="00905ec4" style:font-size-asian="9pt" style:font-weight-asian="normal" style:font-size-complex="9pt" style:font-weight-complex="normal"/>
    </style:style>
    <style:style style:name="P17" style:family="paragraph" style:parent-style-name="Text_20_body" style:list-style-name="L3">
      <style:paragraph-properties fo:margin-top="0cm" fo:margin-bottom="0cm" loext:contextual-spacing="false" fo:line-height="100%" fo:text-align="justify" style:justify-single-word="false"/>
      <style:text-properties fo:font-size="9pt" fo:font-weight="normal" officeooo:rsid="007a1ea5" officeooo:paragraph-rsid="007a1ea5" style:font-size-asian="9pt" style:font-weight-asian="normal" style:font-size-complex="9pt" style:font-weight-complex="normal"/>
    </style:style>
    <style:style style:name="P18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color="#ff0000" fo:font-size="9pt" fo:font-weight="normal" officeooo:rsid="00983b8c" officeooo:paragraph-rsid="00983b8c" style:font-size-asian="9pt" style:font-weight-asian="normal" style:font-size-complex="9pt" style:font-weight-complex="normal"/>
    </style:style>
    <style:style style:name="P19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color="#ff0000" fo:font-size="9pt" fo:font-weight="normal" officeooo:rsid="0091bfc3" officeooo:paragraph-rsid="0091bfc3" style:font-size-asian="9pt" style:font-weight-asian="normal" style:font-size-complex="9pt" style:font-weight-complex="normal"/>
    </style:style>
    <style:style style:name="P20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fo:color="#ff0000" fo:font-size="9pt" fo:font-weight="normal" officeooo:rsid="008156ce" officeooo:paragraph-rsid="009f3340" style:font-size-asian="9pt" style:font-weight-asian="normal" style:font-size-complex="9pt" style:font-weight-complex="normal"/>
    </style:style>
    <style:style style:name="P21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normal" officeooo:rsid="008273b3" officeooo:paragraph-rsid="009f3340" style:font-size-asian="9pt" style:font-weight-asian="normal" style:font-size-complex="9pt" style:font-weight-complex="normal"/>
    </style:style>
    <style:style style:name="P22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905ec4" officeooo:paragraph-rsid="00905ec4" style:font-size-asian="9pt" style:font-weight-asian="bold" style:font-size-complex="9pt" style:font-weight-complex="bold"/>
    </style:style>
    <style:style style:name="P23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7df888" officeooo:paragraph-rsid="007df888" style:font-size-asian="9pt" style:font-weight-asian="bold" style:font-size-complex="9pt" style:font-weight-complex="bold"/>
    </style:style>
    <style:style style:name="P24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8030e7" officeooo:paragraph-rsid="008030e7" style:font-size-asian="9pt" style:font-weight-asian="bold" style:font-size-complex="9pt" style:font-weight-complex="bold"/>
    </style:style>
    <style:style style:name="P25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9f3340" officeooo:paragraph-rsid="009f3340" style:font-size-asian="9pt" style:font-weight-asian="bold" style:font-size-complex="9pt" style:font-weight-complex="bold"/>
    </style:style>
    <style:style style:name="P26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rsid="00837f64" officeooo:paragraph-rsid="00a494df" style:font-size-asian="9pt" style:font-weight-asian="bold" style:font-size-complex="9pt" style:font-weight-complex="bold"/>
    </style:style>
    <style:style style:name="P27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ff0000" fo:font-weight="bold" officeooo:rsid="007b2213" officeooo:paragraph-rsid="007b2213" style:font-weight-asian="bold" style:font-weight-complex="bold"/>
    </style:style>
    <style:style style:name="P28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7d14ab" officeooo:paragraph-rsid="007d14ab" style:font-size-asian="9pt" style:font-weight-asian="normal" style:font-size-complex="9pt" style:font-weight-complex="normal"/>
    </style:style>
    <style:style style:name="P29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7df888" officeooo:paragraph-rsid="007df888" style:font-size-asian="9pt" style:font-weight-asian="normal" style:font-size-complex="9pt" style:font-weight-complex="normal"/>
    </style:style>
    <style:style style:name="P30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c5b2a8" officeooo:paragraph-rsid="00c5b2a8" style:font-size-asian="9pt" style:font-weight-asian="normal" style:font-size-complex="9pt" style:font-weight-complex="normal"/>
    </style:style>
    <style:style style:name="P31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7ff23f" officeooo:paragraph-rsid="007ff23f" style:font-size-asian="9pt" style:font-weight-asian="normal" style:font-size-complex="9pt" style:font-weight-complex="normal"/>
    </style:style>
    <style:style style:name="P32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c5fb8e" officeooo:paragraph-rsid="00c5fb8e" style:font-size-asian="9pt" style:font-weight-asian="normal" style:font-size-complex="9pt" style:font-weight-complex="normal"/>
    </style:style>
    <style:style style:name="P33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8030e7" officeooo:paragraph-rsid="008030e7" style:font-size-asian="9pt" style:font-weight-asian="normal" style:font-size-complex="9pt" style:font-weight-complex="normal"/>
    </style:style>
    <style:style style:name="P34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8030e7" officeooo:paragraph-rsid="008030e7" style:font-size-asian="9pt" style:font-weight-asian="normal" style:font-size-complex="9pt" style:font-weight-complex="normal"/>
    </style:style>
    <style:style style:name="P35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80bf25" officeooo:paragraph-rsid="008030e7" style:font-size-asian="9pt" style:font-weight-asian="normal" style:font-size-complex="9pt" style:font-weight-complex="normal"/>
    </style:style>
    <style:style style:name="P36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8156ce" officeooo:paragraph-rsid="008156ce" style:font-size-asian="9pt" style:font-weight-asian="normal" style:font-size-complex="9pt" style:font-weight-complex="normal"/>
    </style:style>
    <style:style style:name="P37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fo:color="#000000" fo:font-size="9pt" fo:font-weight="normal" officeooo:rsid="00a51fee" officeooo:paragraph-rsid="00a51fee" style:font-size-asian="9pt" style:font-weight-asian="normal" style:font-size-complex="9pt" style:font-weight-complex="normal"/>
    </style:style>
    <style:style style:name="P38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officeooo:paragraph-rsid="007d14ab"/>
    </style:style>
    <style:style style:name="P39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officeooo:paragraph-rsid="008156ce"/>
    </style:style>
    <style:style style:name="P40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officeooo:rsid="007d14ab" officeooo:paragraph-rsid="007d14ab"/>
    </style:style>
    <style:style style:name="T1" style:family="text">
      <style:text-properties style:font-name="Arial" fo:font-size="9pt" officeooo:rsid="0028d68b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28d68b" style:font-size-asian="9pt" style:font-size-complex="9pt"/>
    </style:style>
    <style:style style:name="T4" style:family="text">
      <style:text-properties fo:font-size="9pt" officeooo:rsid="007a1ea5" style:font-size-asian="9pt" style:font-size-complex="9pt"/>
    </style:style>
    <style:style style:name="T5" style:family="text">
      <style:text-properties fo:font-size="9pt" officeooo:rsid="007cb089" style:font-size-asian="9pt" style:font-size-complex="9pt"/>
    </style:style>
    <style:style style:name="T6" style:family="text">
      <style:text-properties fo:font-size="9pt" officeooo:rsid="00855f3e" style:font-size-asian="9pt" style:font-size-complex="9pt"/>
    </style:style>
    <style:style style:name="T7" style:family="text">
      <style:text-properties fo:font-size="9pt" officeooo:rsid="00905ec4" style:font-size-asian="9pt" style:font-size-complex="9pt"/>
    </style:style>
    <style:style style:name="T8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000000" fo:font-size="9pt" fo:font-weight="normal" officeooo:rsid="007d14ab" style:font-size-asian="9pt" style:font-weight-asian="normal" style:font-size-complex="9pt" style:font-weight-complex="normal"/>
    </style:style>
    <style:style style:name="T10" style:family="text">
      <style:text-properties fo:color="#000000" fo:font-size="9pt" fo:font-weight="normal" officeooo:rsid="007cb089" style:font-size-asian="9pt" style:font-weight-asian="normal" style:font-size-complex="9pt" style:font-weight-complex="normal"/>
    </style:style>
    <style:style style:name="T11" style:family="text">
      <style:text-properties fo:color="#000000" fo:font-size="9pt" fo:font-weight="normal" officeooo:rsid="0080bf25" style:font-size-asian="9pt" style:font-weight-asian="normal" style:font-size-complex="9pt" style:font-weight-complex="normal"/>
    </style:style>
    <style:style style:name="T12" style:family="text">
      <style:text-properties fo:color="#000000" fo:font-size="9pt" fo:font-weight="normal" officeooo:rsid="008156ce" style:font-size-asian="9pt" style:font-weight-asian="normal" style:font-size-complex="9pt" style:font-weight-complex="normal"/>
    </style:style>
    <style:style style:name="T13" style:family="text">
      <style:text-properties fo:color="#000000" style:font-name="inherit" fo:font-size="9pt" fo:font-weight="normal" officeooo:rsid="00b3e921" style:font-size-asian="9pt" style:font-weight-asian="normal" style:font-size-complex="9pt" style:font-weight-complex="normal"/>
    </style:style>
    <style:style style:name="T14" style:family="text">
      <style:text-properties fo:color="#000000" style:font-name="inherit" fo:font-size="9pt" officeooo:rsid="00b3e921" style:font-size-asian="9pt" style:font-size-complex="9pt"/>
    </style:style>
    <style:style style:name="T15" style:family="text">
      <style:text-properties fo:color="#000000" style:font-name="inherit" fo:font-size="9pt" officeooo:rsid="00b4f1e4" style:font-size-asian="9pt" style:font-size-complex="9pt"/>
    </style:style>
    <style:style style:name="T16" style:family="text">
      <style:text-properties fo:color="#000000" style:font-name="courier new" fo:font-size="9pt" officeooo:rsid="00b3e921" style:font-size-asian="9pt" style:font-size-complex="9pt"/>
    </style:style>
    <style:style style:name="T17" style:family="text">
      <style:text-properties officeooo:rsid="0089fae9"/>
    </style:style>
    <style:style style:name="T18" style:family="text">
      <style:text-properties officeooo:rsid="00905ec4"/>
    </style:style>
    <style:style style:name="T19" style:family="text">
      <style:text-properties officeooo:rsid="0091bfc3"/>
    </style:style>
    <style:style style:name="T20" style:family="text">
      <style:text-properties officeooo:rsid="00958850"/>
    </style:style>
    <style:style style:name="T21" style:family="text">
      <style:text-properties officeooo:rsid="009b4502"/>
    </style:style>
    <style:style style:name="T22" style:family="text">
      <style:text-properties fo:color="#ff0000" style:font-name="inherit" fo:font-size="9pt" fo:font-weight="bold" officeooo:rsid="00b13180" style:font-size-asian="9pt" style:font-weight-asian="bold" style:font-size-complex="9pt" style:font-weight-complex="bold"/>
    </style:style>
    <style:style style:name="T23" style:family="text">
      <style:text-properties fo:color="#ff0000" style:font-name="inherit" fo:font-size="9pt" fo:font-weight="bold" officeooo:rsid="00b71ea7" style:font-size-asian="9pt" style:font-weight-asian="bold" style:font-size-complex="9pt" style:font-weight-complex="bold"/>
    </style:style>
    <style:style style:name="T24" style:family="text">
      <style:text-properties officeooo:rsid="00a472cc"/>
    </style:style>
    <style:style style:name="T25" style:family="text">
      <style:text-properties officeooo:rsid="00a494df"/>
    </style:style>
    <style:style style:name="T26" style:family="text">
      <style:text-properties style:font-name="inherit"/>
    </style:style>
    <style:style style:name="T27" style:family="text">
      <style:text-properties style:font-name="inherit" fo:font-weight="normal"/>
    </style:style>
    <style:style style:name="T28" style:family="text">
      <style:text-properties style:font-name="inherit" fo:font-weight="normal" officeooo:rsid="00abd7cf"/>
    </style:style>
    <style:style style:name="T29" style:family="text">
      <style:text-properties style:font-name="inherit" fo:font-weight="normal" officeooo:rsid="00ad51af"/>
    </style:style>
    <style:style style:name="T30" style:family="text">
      <style:text-properties style:font-name="inherit" officeooo:rsid="00ab83e7"/>
    </style:style>
    <style:style style:name="T31" style:family="text">
      <style:text-properties style:font-name="inherit" officeooo:rsid="00b13180"/>
    </style:style>
    <style:style style:name="T32" style:family="text">
      <style:text-properties style:font-name="inherit" officeooo:rsid="00c4303b"/>
    </style:style>
    <style:style style:name="T33" style:family="text">
      <style:text-properties officeooo:rsid="00be8074"/>
    </style:style>
    <style:style style:name="T34" style:family="text">
      <style:text-properties officeooo:rsid="00beb6de"/>
    </style:style>
    <style:style style:name="T35" style:family="text">
      <style:text-properties style:text-position="super 58%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35310057486167732" text:style-name="L1">
        <text:list-item>
          <text:p text:style-name="P13"><text:span text:style-name="T3">C</text:span><text:span text:style-name="T2">reate a database named test1,</text:span></text:p>
        </text:list-item>
        <text:list-item>
          <text:p text:style-name="P14"><text:span text:style-name="T7">Do the following</text:span><text:span text:style-name="T2"> </text:span><text:span text:style-name="T6">in the test1 database</text:span><text:span text:style-name="T2">:</text:span></text:p>
        </text:list-item>
      </text:list>
      <text:list xml:id="list2383486719539286857" text:style-name="L2">
        <text:list-item>
          <text:p text:style-name="P15"><text:span text:style-name="T18">create </text:span>CUSTOMERS table <text:span text:style-name="T18">having</text:span> id, name, age, address and salary,</text:p>
        </text:list-item>
        <text:list-item>
          <text:p text:style-name="P15"><text:span text:style-name="T18">create </text:span>ORDERS table <text:span text:style-name="T18">with foreign key</text:span> <text:span text:style-name="T18">having</text:span> <text:span text:style-name="T17">o</text:span>id, date, customer_id and amount<text:span text:style-name="T18">,</text:span></text:p>
        </text:list-item>
        <text:list-item>
          <text:p text:style-name="P18">Write the query to show the create table query of the ORDERS table,</text:p>
        </text:list-item>
        <text:list-item>
          <text:p text:style-name="P19">Drop the foreign key created in the previous step,</text:p>
        </text:list-item>
        <text:list-item>
          <text:p text:style-name="P16">A<text:span text:style-name="T19">gain a</text:span>dd foreign key in the orders table,</text:p>
        </text:list-item>
        <text:list-item>
          <text:p text:style-name="P22"><text:span text:style-name="T20">Write a query to find out</text:span> which table is affected <text:span text:style-name="T20">due to the </text:span>referential action when you delete data from <text:span text:style-name="T20">Customer</text:span> table.</text:p>
        </text:list-item>
      </text:list>
      <text:list xml:id="list231542987748034" text:continue-list="list6535310057486167732" text:style-name="L1">
        <text:list-item>
          <text:p text:style-name="P14"><text:span text:style-name="T2">Insert the data in the following tables </text:span><text:span text:style-name="T4">created in the previous step</text:span><text:span text:style-name="T2">:</text:span></text:p>
        </text:list-item>
      </text:list>
      <text:list xml:id="list1472270644471818559" text:style-name="L3">
        <text:list-item>
          <text:p text:style-name="P17">CUSTOMERS table,</text:p>
        </text:list-item>
        <text:list-item>
          <text:p text:style-name="P17">ORDERS table,</text:p>
        </text:list-item>
      </text:list>
      <text:list xml:id="list231544593694716" text:continue-list="list231542987748034" text:style-name="L1">
        <text:list-item>
          <text:p text:style-name="P27"><text:span text:style-name="T5">Create a new table and p</text:span><text:span text:style-name="T2">opulate </text:span><text:span text:style-name="T5">it</text:span><text:span text:style-name="T2"> using </text:span><text:span text:style-name="T5">the CUSTOMERS</text:span><text:span text:style-name="T2"> table,</text:span></text:p>
        </text:list-item>
        <text:list-item>
          <text:p text:style-name="P28">Do the following:</text:p>
        </text:list-item>
      </text:list>
      <text:list xml:id="list3936845333874247000" text:style-name="L4">
        <text:list-item>
          <text:p text:style-name="P38"><text:span text:style-name="T9">D</text:span><text:span text:style-name="T10">elete one row from the table created in the previous step,</text:span></text:p>
        </text:list-item>
        <text:list-item>
          <text:p text:style-name="P38"><text:span text:style-name="T9">D</text:span><text:span text:style-name="T10">elete </text:span><text:span text:style-name="T9">all the remaining rows</text:span><text:span text:style-name="T10"> from the table created in the previous step,</text:span></text:p>
        </text:list-item>
        <text:list-item>
          <text:p text:style-name="P40"><text:span text:style-name="T10">D</text:span><text:span text:style-name="T8">rop the table created in the previous step,</text:span></text:p>
        </text:list-item>
      </text:list>
      <text:list xml:id="list231543638534084" text:continue-list="list231544593694716" text:style-name="L1">
        <text:list-item>
          <text:p text:style-name="P29">AND / OR clause,</text:p>
        </text:list-item>
        <text:list-item>
          <text:p text:style-name="P23">Update clause,</text:p>
        </text:list-item>
        <text:list-item>
          <text:p text:style-name="P29">Like clause of both two types,</text:p>
        </text:list-item>
        <text:list-item>
          <text:p text:style-name="P29">Top clause,</text:p>
        </text:list-item>
        <text:list-item>
          <text:p text:style-name="P30">find top records from 20<text:span text:style-name="T35">th</text:span> to 30<text:span text:style-name="T35">th,</text:span></text:p>
        </text:list-item>
        <text:list-item>
          <text:p text:style-name="P29">Order By clause in different forms,</text:p>
        </text:list-item>
        <text:list-item>
          <text:p text:style-name="P29">Group By clause,</text:p>
        </text:list-item>
        <text:list-item>
          <text:p text:style-name="P31">Where, Group By and Order By clause together,</text:p>
        </text:list-item>
        <text:list-item>
          <text:p text:style-name="P31">Distinct Clause,</text:p>
        </text:list-item>
        <text:list-item>
          <text:p text:style-name="P32">Having clause,</text:p>
        </text:list-item>
        <text:list-item>
          <text:p text:style-name="P33">Perform the following joins:</text:p>
        </text:list-item>
      </text:list>
      <text:list xml:id="list8742971669092909082" text:style-name="L5">
        <text:list-item>
          <text:p text:style-name="P34">Join CUSTOMERS and ORDERS table,</text:p>
        </text:list-item>
        <text:list-item>
          <text:p text:style-name="P34">Inner Join CUSTOMERS and ORDERS table,</text:p>
        </text:list-item>
        <text:list-item>
          <text:p text:style-name="P34">Left Join CUSTOMERS and ORDERS table,</text:p>
        </text:list-item>
        <text:list-item>
          <text:p text:style-name="P34">Right Join CUSTOMERS and ORDERS table,</text:p>
        </text:list-item>
        <text:list-item>
          <text:p text:style-name="P34">Full Join CUSTOMERS and ORDERS table,</text:p>
        </text:list-item>
        <text:list-item>
          <text:p text:style-name="P24"><text:span text:style-name="T21">Write a query to find all the details of those people whose names are common with some other people</text:span>,</text:p>
        </text:list-item>
        <text:list-item>
          <text:p text:style-name="P34">Cartesian Join CUSTOMERS and ORDERS table,</text:p>
        </text:list-item>
      </text:list>
      <text:list xml:id="list231543554162530" text:continue-list="list231543638534084" text:style-name="L1">
        <text:list-item>
          <text:p text:style-name="P35">Create following types of indexes on the CUSTOMERS table:</text:p>
        </text:list-item>
      </text:list>
      <text:list xml:id="list4702521137091215828" text:style-name="L6">
        <text:list-item>
          <text:p text:style-name="P39"><text:span text:style-name="T11">S</text:span><text:span text:style-name="T12">ingle-Column index,</text:span></text:p>
        </text:list-item>
        <text:list-item>
          <text:p text:style-name="P36">Unique index,</text:p>
        </text:list-item>
        <text:list-item>
          <text:p text:style-name="P20">Composite index,</text:p>
        </text:list-item>
        <text:list-item>
          <text:p text:style-name="P25">Write a query to show all the indexes on a table,</text:p>
        </text:list-item>
      </text:list>
      <text:list xml:id="list231543495356044" text:continue-list="list231543554162530" text:style-name="L1">
        <text:list-item>
          <text:p text:style-name="P21">Drop the indexes created in the previous step,</text:p>
        </text:list-item>
        <text:list-item>
          <text:p text:style-name="P26">How will you find the <text:span text:style-name="T24">second</text:span> largest salary in the CUSTOMERS table?</text:p>
        </text:list-item>
        <text:list-item>
          <text:p text:style-name="P26">How will you find the <text:span text:style-name="T25">third</text:span> largest salary in the CUSTOMERS table?</text:p>
        </text:list-item>
        <text:list-item>
          <text:p text:style-name="P37">Write a query to find the maximum salary name-wise.</text:p>
        </text:list-item>
        <text:list-item>
          <text:p text:style-name="P3"><text:span text:style-name="T26">Write an SQL Query </text:span><text:span text:style-name="T32">to</text:span><text:span text:style-name="T26"> find number of </text:span><text:span text:style-name="T30">customer</text:span><text:span text:style-name="T26">s according to </text:span><text:span text:style-name="T30">address</text:span><text:span text:style-name="T26"> whose </text:span><text:span text:style-name="T30">SALARY i</text:span><text:span text:style-name="T26">s between </text:span><text:span text:style-name="T30">10000 and 50000</text:span><text:span text:style-name="T26">.</text:span></text:p>
        </text:list-item>
        <text:list-item>
          <text:p text:style-name="P6"><text:span text:style-name="T28">F</text:span><text:span text:style-name="T27">ind all Employee records </text:span><text:span text:style-name="T29">whose names contain</text:span><text:span text:style-name="T27"> the word "</text:span><text:span text:style-name="T28">Ra</text:span><text:span text:style-name="T27">", regardless of whether it was stored as </text:span><text:span text:style-name="T28">Ra</text:span><text:span text:style-name="T27">, </text:span><text:span text:style-name="T28">RA</text:span><text:span text:style-name="T27">, or </text:span><text:span text:style-name="T28">ra</text:span><text:span text:style-name="T27">.</text:span></text:p>
        </text:list-item>
        <text:list-item>
          <text:p text:style-name="P4"><text:span text:style-name="T26">Write a query to print all the </text:span><text:span text:style-name="T31">customer</text:span><text:span text:style-name="T26">s of the repeated name leaving the first one.</text:span></text:p>
          <text:p text:style-name="P5"><text:span text:style-name="T26">(Need to understand how the query given in the answer is working).</text:span></text:p>
        </text:list-item>
        <text:list-item>
          <text:p text:style-name="P7">Write a query to print all the customers having their salary more than the average salary.</text:p>
        </text:list-item>
        <text:list-item>
          <text:p text:style-name="P9"><text:span text:style-name="T23">(VVI) </text:span><text:span text:style-name="T22">How do you find all employees which are also manager? </text:span><text:span text:style-name="T13">(</text:span><text:span text:style-name="T14">You have given a standard employee table with an additional column </text:span><text:span text:style-name="T16">mgr_id</text:span><text:span text:style-name="T14">, which contains </text:span><text:bookmark text:name="IL_AD5"/><text:span text:style-name="T14">employee_id of the manager </text:span><text:span text:style-name="T15">of the employee</text:span><text:span text:style-name="T14">.</text:span><text:span text:style-name="T13">)</text:span></text:p>
        </text:list-item>
        <text:list-item>
          <text:p text:style-name="P2">How to get the current date in MySQL?</text:p>
        </text:list-item>
        <text:list-item>
          <text:p text:style-name="P8">Write the following regexp queries:</text:p>
        </text:list-item>
      </text:list>
      <text:list xml:id="list3049202500679544847" text:style-name="L7">
        <text:list-item>
          <text:p text:style-name="P10">Query to find all the names <text:span text:style-name="T33">in the Customers table </text:span>starting with '<text:span text:style-name="T34">ra</text:span>',</text:p>
        </text:list-item>
        <text:list-item>
          <text:p text:style-name="P11">Query to find all the names <text:span text:style-name="T33">in the Customers table </text:span>ending with '<text:span text:style-name="T34">an</text:span>',</text:p>
        </text:list-item>
        <text:list-item>
          <text:p text:style-name="P11"><text:soft-page-break/>Query to find all the names <text:span text:style-name="T33">in the Customers table</text:span>, which contain '<text:span text:style-name="T34">hu</text:span>',</text:p>
        </text:list-item>
      </text:list>
      <text:list xml:id="list231544325677395" text:continue-list="list231543495356044" text:style-name="L1">
        <text:list-item>
          <text:p text:style-name="P12"/>
        </text:list-item>
      </text:list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325</meta:editing-cycles>
    <meta:creation-date>2015-08-07T20:28:00</meta:creation-date>
    <dc:date>2017-04-20T23:15:42.669829699</dc:date>
    <meta:editing-duration>P6DT8H21M12S</meta:editing-duration>
    <meta:generator>LibreOffice/5.1.6.2$Linux_X86_64 LibreOffice_project/10m0$Build-2</meta:generator>
    <meta:document-statistic meta:table-count="0" meta:image-count="0" meta:object-count="0" meta:page-count="2" meta:paragraph-count="55" meta:word-count="537" meta:character-count="2902" meta:non-whitespace-character-count="2473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